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1f5ba6" officeooo:paragraph-rsid="001f5ba6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e5559" officeooo:paragraph-rsid="001e5559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e5559" officeooo:paragraph-rsid="001f5ba6"/>
    </style:style>
    <style:style style:name="T1" style:family="text">
      <style:text-properties officeooo:rsid="001f5ba6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Visão</text:span> </text:p>
      <text:p text:style-name="P2"/>
      <text:p text:style-name="P2"><text:tab/>Existem situações pontuais que por força maior impossibilitam que uma transação financeira seja realizada via terminal POS padrão. A danificação do equipamento é um exemplo óbvio deste cenário. Para casos contingenciais como esse, o aplicativo móvel Sysdata Mobile é a opção ideal.</text:p>
      <text:p text:style-name="P1"/>
      <text:p text:style-name="P2"><text:s/><text:tab/>Com o app Merchant, o operador <text:span text:style-name="T1">informa os dados da transação de combustível que seriam capturadas normalmente no terminal POS: número do cartão, matrícula do funcionário na empresa cliente, placa do veículo, hodômetro do veículo, combustível, preço unitário do combustível (preço/litro), valor final do abastecimento. A confirmação dos dados é validada pela entrada da senha do operador. Neste momento o app gera um QRCode identificando unicamente esta transação. O portador do cartão abre o app CardHolder e clica na opção de capturar Transação via câmera. Ele aponta a mesmo para o dispositivo em mãos do operador que tem o QRCode já gerado. Ao capturar a imagem, o app CardHolder informa os dados da transação capturados pelo app Merchant para que o portador confirme ou não a transação. Ao confirmar a mesma, o app CardHolder solicita a senha do cartão. Ao informar a senha correta, o app Merchant recebe a confirmação da transação do referido QRCode e a transação é considerada finalizada. </text:span></text:p>
      <text:p text:style-name="P2"/>
      <text:p text:style-name="P3"><text:tab/><text:span text:style-name="T1">O processo acima descrito e suportado pelo aplicativo Sysdata Mobile garante a segurança da informação trocada entre as partes (estabelecimento comercial e portador do cartão), visto que em nenhum momento, dados privados de cada um dos lados é apresentado ao outro. Toda a entrada de dados realiza-se no ambiente privado das partes (app Merchant do lado do EC e app ClientHolder do lado do portador); não havendo compartilhamento de dados privados.</text:span></text:p>
      <text:p text:style-name="P3"/>
      <text:p text:style-name="P3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1:59:04.095457234</meta:creation-date>
    <dc:date>2020-12-29T12:40:48.211490712</dc:date>
    <meta:editing-duration>PT6M3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275" meta:character-count="1735" meta:non-whitespace-character-count="1457"/>
  </office:meta>
</office:document-meta>
</file>